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HandlerImpl.writeStat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HandlerImpl.calculateRenderKitId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HandlerImpl.calculateLocal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HandlerImpl.getResourceURL( FacesContext facesContex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HandlerImpl.restoreView( FacesContext facesContext , String view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HandlerImpl.renderView( FacesContext facesContext , UIViewRoot view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HandlerImpl.getActionURL( FacesContext facesContext , String view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HandlerImpl.ViewHandlerImpl( ViewHandler b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HandlerImpl.createView( FacesContext facesContext , String view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